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0311in" fo:margin-right="-0.0209in" fo:margin-top="0in" fo:margin-bottom="0in" loext:contextual-spacing="false" fo:text-align="center" style:justify-single-word="false" fo:orphans="0" fo:widows="0" fo:text-indent="0in" style:auto-text-indent="false" style:page-number="1"/>
    </style:style>
    <style:style style:name="P2" style:family="paragraph" style:parent-style-name="Standard">
      <style:paragraph-properties fo:margin-top="0in" fo:margin-bottom="0in" loext:contextual-spacing="false" fo:text-align="center" style:justify-single-word="false" fo:orphans="0" fo:widows="0"/>
    </style:style>
    <style:style style:name="P3" style:family="paragraph" style:parent-style-name="Standard">
      <style:paragraph-properties fo:margin-top="0in" fo:margin-bottom="0in" loext:contextual-spacing="false" fo:text-align="center" style:justify-single-word="false" fo:orphans="0" fo:widows="0">
        <style:tab-stops>
          <style:tab-stop style:position="3in" style:type="center"/>
          <style:tab-stop style:position="6in" style:type="right"/>
        </style:tab-stops>
      </style:paragraph-properties>
    </style:style>
    <style:style style:name="P4" style:family="paragraph" style:parent-style-name="Standard">
      <style:paragraph-properties fo:margin-top="0in" fo:margin-bottom="0in" loext:contextual-spacing="false" fo:text-align="center" style:justify-single-word="false" fo:orphans="0" fo:widows="0">
        <style:tab-stops>
          <style:tab-stop style:position="0in"/>
          <style:tab-stop style:position="0.25in"/>
        </style:tab-stops>
      </style:paragraph-properties>
    </style:style>
    <style:style style:name="P5" style:family="paragraph" style:parent-style-name="Standard">
      <style:paragraph-properties fo:margin-top="0in" fo:margin-bottom="0in" loext:contextual-spacing="false" fo:orphans="0" fo:widows="0"/>
    </style:style>
    <style:style style:name="P6" style:family="paragraph" style:parent-style-name="Standard">
      <style:paragraph-properties fo:margin-top="0in" fo:margin-bottom="0in" loext:contextual-spacing="false" fo:orphans="0" fo:widows="0" fo:break-before="page"/>
    </style:style>
    <style:style style:name="P7" style:family="paragraph" style:parent-style-name="Standard">
      <style:paragraph-properties fo:margin-top="0in" fo:margin-bottom="0in" loext:contextual-spacing="false" fo:text-align="center" style:justify-single-word="false" fo:orphans="0" fo:widows="0" fo:break-before="page"/>
    </style:style>
    <style:style style:name="P8" style:family="paragraph" style:parent-style-name="Standard">
      <style:paragraph-properties fo:margin-left="0.5in" fo:margin-right="0in" fo:margin-top="0in" fo:margin-bottom="0in" loext:contextual-spacing="false" fo:orphans="0" fo:widows="0" fo:text-indent="0in" style:auto-text-indent="false"/>
    </style:style>
    <style:style style:name="P9" style:family="paragraph" style:parent-style-name="Standard">
      <style:paragraph-properties fo:margin-left="0.5in" fo:margin-right="0in" fo:margin-top="0in" fo:margin-bottom="0in" loext:contextual-spacing="false" fo:orphans="0" fo:widows="0" fo:text-indent="0in" style:auto-text-indent="false">
        <style:tab-stops>
          <style:tab-stop style:position="0.5in"/>
          <style:tab-stop style:position="1in"/>
          <style:tab-stop style:position="1.25in"/>
        </style:tab-stops>
      </style:paragraph-properties>
    </style:style>
    <style:style style:name="P10" style:family="paragraph" style:parent-style-name="Standard">
      <style:paragraph-properties fo:margin-left="0.5in" fo:margin-right="0in" fo:margin-top="0in" fo:margin-bottom="0in" loext:contextual-spacing="false" fo:orphans="0" fo:widows="0" fo:text-indent="0in" style:auto-text-indent="false">
        <style:tab-stops>
          <style:tab-stop style:position="1in"/>
          <style:tab-stop style:position="1.25in"/>
        </style:tab-stops>
      </style:paragraph-properties>
    </style:style>
    <style:style style:name="P11" style:family="paragraph" style:parent-style-name="Standard">
      <style:paragraph-properties fo:margin-left="0.5in" fo:margin-right="0in" fo:margin-top="0in" fo:margin-bottom="0in" loext:contextual-spacing="false" fo:text-align="start" style:justify-single-word="false" fo:orphans="0" fo:widows="0" fo:text-indent="0in" style:auto-text-indent="false"/>
    </style:style>
    <style:style style:name="P12" style:family="paragraph" style:parent-style-name="Standard">
      <style:paragraph-properties fo:margin-left="0.5in" fo:margin-right="0in" fo:margin-top="0in" fo:margin-bottom="0in" loext:contextual-spacing="false" fo:text-align="center" style:justify-single-word="false" fo:orphans="0" fo:widows="0" fo:text-indent="0in" style:auto-text-indent="false">
        <style:tab-stops>
          <style:tab-stop style:position="0in"/>
          <style:tab-stop style:position="0.25in"/>
        </style:tab-stops>
      </style:paragraph-properties>
    </style:style>
    <style:style style:name="P13" style:family="paragraph" style:parent-style-name="Standard">
      <style:paragraph-properties fo:margin-left="0.5in" fo:margin-right="0in" fo:margin-top="0in" fo:margin-bottom="0in" loext:contextual-spacing="false" fo:orphans="0" fo:widows="0" fo:text-indent="0in" style:auto-text-indent="false" fo:break-before="page">
        <style:tab-stops>
          <style:tab-stop style:position="0.5in"/>
          <style:tab-stop style:position="1in"/>
          <style:tab-stop style:position="1.25in"/>
        </style:tab-stops>
      </style:paragraph-properties>
    </style:style>
    <style:style style:name="P14" style:family="paragraph" style:parent-style-name="Standard" style:list-style-name="WWNum1">
      <style:paragraph-properties fo:margin-left="0.5in" fo:margin-right="0in" fo:orphans="0" fo:widows="0" fo:text-indent="0in" style:auto-text-indent="false">
        <style:tab-stops>
          <style:tab-stop style:position="0.5in"/>
          <style:tab-stop style:position="1in"/>
          <style:tab-stop style:position="1.25in"/>
        </style:tab-stops>
      </style:paragraph-properties>
    </style:style>
    <style:style style:name="P15" style:family="paragraph" style:parent-style-name="Standard">
      <style:paragraph-properties fo:margin-left="1in" fo:margin-right="0in" fo:margin-top="0in" fo:margin-bottom="0in" loext:contextual-spacing="false" fo:orphans="0" fo:widows="0" fo:text-indent="0in" style:auto-text-indent="false"/>
    </style:style>
    <style:style style:name="P16" style:family="paragraph" style:parent-style-name="Standard">
      <style:paragraph-properties fo:margin-left="1in" fo:margin-right="0in" fo:margin-top="0in" fo:margin-bottom="0in" loext:contextual-spacing="false" fo:orphans="0" fo:widows="0" fo:text-indent="0in" style:auto-text-indent="false" fo:break-before="page"/>
    </style:style>
    <style:style style:name="P17" style:family="paragraph" style:parent-style-name="Standard">
      <style:paragraph-properties fo:margin-left="1.0417in" fo:margin-right="0in" fo:margin-top="0in" fo:margin-bottom="0in" loext:contextual-spacing="false" fo:orphans="0" fo:widows="0" fo:text-indent="0in" style:auto-text-indent="false"/>
    </style:style>
    <style:style style:name="P18" style:family="paragraph" style:parent-style-name="Standard" style:list-style-name="WWNum2">
      <style:paragraph-properties fo:margin-left="0.5in" fo:margin-right="0in" fo:orphans="0" fo:widows="0" fo:text-indent="-0.25in" style:auto-text-indent="false"/>
    </style:style>
    <style:style style:name="P19" style:family="paragraph" style:parent-style-name="Standard" style:list-style-name="WWNum3">
      <style:paragraph-properties fo:margin-left="0.5in" fo:margin-right="0in" fo:orphans="0" fo:widows="0" fo:text-indent="-0.25in" style:auto-text-indent="false"/>
    </style:style>
    <style:style style:name="P20" style:family="paragraph" style:parent-style-name="Standard" style:list-style-name="WWNum3">
      <style:paragraph-properties fo:margin-left="0.5in" fo:margin-right="0in" fo:text-align="start" style:justify-single-word="false" fo:orphans="0" fo:widows="0" fo:text-indent="-0.25in" style:auto-text-indent="false"/>
    </style:style>
    <style:style style:name="P21" style:family="paragraph" style:parent-style-name="Standard">
      <style:paragraph-properties fo:margin-left="0in" fo:margin-right="0in" fo:margin-top="0in" fo:margin-bottom="0in" loext:contextual-spacing="false" fo:orphans="0" fo:widows="0" fo:text-indent="0.5in" style:auto-text-indent="false"/>
    </style:style>
    <style:style style:name="P22" style:family="paragraph" style:parent-style-name="Standard" style:list-style-name="WWNum1">
      <style:paragraph-properties fo:margin-left="0.5in" fo:margin-right="-0.0102in" fo:orphans="0" fo:widows="0" fo:text-indent="0in" style:auto-text-indent="false">
        <style:tab-stops>
          <style:tab-stop style:position="0.5in"/>
          <style:tab-stop style:position="1in"/>
          <style:tab-stop style:position="1.25in"/>
        </style:tab-stops>
      </style:paragraph-properties>
    </style:style>
    <style:style style:name="T1" style:family="text">
      <style:text-properties fo:color="#000000" fo:font-size="22pt" fo:font-weight="bold" style:font-size-asian="22pt" style:font-weight-asian="bold" style:font-size-complex="22pt"/>
    </style:style>
    <style:style style:name="T2" style:family="text">
      <style:text-properties fo:color="#000000" fo:font-size="12pt" fo:font-weight="bold" style:font-size-asian="12pt" style:font-weight-asian="bold" style:font-size-complex="12pt"/>
    </style:style>
    <style:style style:name="T3" style:family="text">
      <style:text-properties fo:color="#000000" fo:font-size="12pt" style:font-size-asian="12pt" style:font-size-complex="12pt"/>
    </style:style>
    <style:style style:name="T4" style:family="text">
      <style:text-properties fo:color="#000000" fo:font-size="12pt" fo:font-style="normal" fo:font-weight="normal" style:font-size-asian="12pt" style:font-style-asian="normal" style:font-weight-asian="normal" style:font-size-complex="12pt"/>
    </style:style>
    <style:style style:name="T5" style:family="text">
      <style:text-properties fo:color="#000000" fo:font-size="12pt" fo:font-style="italic" fo:font-weight="normal" style:font-size-asian="12pt" style:font-style-asian="italic" style:font-weight-asian="normal" style:font-size-complex="12pt"/>
    </style:style>
    <style:style style:name="T6" style:family="text">
      <style:text-properties fo:color="#000000" fo:font-size="12pt" fo:font-style="italic" style:font-size-asian="12pt" style:font-style-asian="italic" style:font-size-complex="12pt"/>
    </style:style>
    <style:style style:name="T7" style:family="text">
      <style:text-properties fo:color="#000000" fo:font-size="12pt" style:text-underline-style="solid" style:text-underline-width="auto" style:text-underline-color="font-color" fo:font-weight="bold" style:font-size-asian="12pt" style:font-weight-asian="bold" style:font-size-complex="12pt"/>
    </style:style>
    <style:style style:name="T8" style:family="text">
      <style:text-properties fo:color="#000000" fo:font-size="12pt" fo:font-weight="normal" style:font-size-asian="12pt" style:font-weight-asian="normal" style:font-size-complex="12pt"/>
    </style:style>
    <style:style style:name="T9" style:family="text">
      <style:text-properties fo:color="#000000" fo:font-size="14pt" fo:font-style="italic" style:text-underline-style="solid" style:text-underline-width="auto" style:text-underline-color="font-color" fo:font-weight="bold" style:font-size-asian="14pt" style:font-style-asian="italic" style:font-weight-asian="bold" style:font-size-complex="14pt"/>
    </style:style>
    <style:style style:name="T10" style:family="text">
      <style:text-properties fo:color="#000000" fo:font-size="14pt" fo:font-weight="bold" style:font-size-asian="14pt" style:font-weight-asian="bold" style:font-size-complex="14pt"/>
    </style:style>
    <style:style style:name="T11" style:family="text">
      <style:text-properties fo:color="#000000" fo:font-weight="normal" style:font-weight-asian="normal"/>
    </style:style>
    <style:style style:name="T12" style:family="text">
      <style:text-properties fo:color="#000000"/>
    </style:style>
    <style:style style:name="T13" style:family="text">
      <style:text-properties fo:color="#000000" fo:font-size="10pt" fo:font-style="italic" style:font-size-asian="10pt" style:font-style-asian="italic" style:font-size-complex="10pt"/>
    </style:style>
    <style:style style:name="T14" style:family="text">
      <style:text-properties fo:color="#000080" style:text-underline-style="solid" style:text-underline-width="auto" style:text-underline-color="font-color"/>
    </style:style>
    <style:style style:name="T15" style:family="text">
      <style:text-properties fo:color="#1155cc" fo:font-size="12pt" style:text-underline-style="solid" style:text-underline-width="auto" style:text-underline-color="font-color" fo:font-weight="bold" style:font-size-asian="12pt" style:font-weight-asian="bold" style:font-size-complex="12pt"/>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18"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Karl N. Redman</text:span></text:p>
      <text:p text:style-name="P3"/>
      <text:p text:style-name="P2"><text:a xlink:type="simple" xlink:href="mailto:karl.redman@gmail.com" text:style-name="Internet_20_link" text:visited-style-name="Visited_20_Internet_20_Link"><text:span text:style-name="T14">karl.redman@gmail.com</text:span></text:a><text:span text:style-name="T2"> / </text:span><text:a xlink:type="simple" xlink:href="http://karlredman.ddns.net/" text:style-name="Internet_20_link" text:visited-style-name="Visited_20_Internet_20_Link"><text:span text:style-name="T15">karlredman.</text:span></text:a><text:a xlink:type="simple" xlink:href="http://karlredman.ddns.net/" text:style-name="Internet_20_link" text:visited-style-name="Visited_20_Internet_20_Link"><text:span text:style-name="T16">ddns</text:span></text:a><text:a xlink:type="simple" xlink:href="http://karlredman.ddns.net/" text:style-name="Internet_20_link" text:visited-style-name="Visited_20_Internet_20_Link"><text:span text:style-name="T15">.net</text:span></text:a></text:p>
      <text:p text:style-name="P2"/>
      <text:p text:style-name="P2"/>
      <text:p text:style-name="P2"><text:span text:style-name="T9">Experienced Linux Software &amp; Systems Engineer </text:span></text:p>
      <text:p text:style-name="P2"/>
      <text:p text:style-name="P5"/>
      <text:p text:style-name="P5"><text:span text:style-name="T2">Summary:</text:span></text:p>
      <text:p text:style-name="P5"/>
      <text:p text:style-name="P8"><text:span text:style-name="T3">Accomplished Linux Software Engineer with extensive Systems Engineering experience in the full life cycle of software development and Release Engineering. Primary skills include a wide range of application development with various programming languages supported by the technical ability to build and administer system infrastructure. <text:line-break/></text:span></text:p>
      <text:p text:style-name="P2"><text:span text:style-name="T10">TECHNICAL EXPERIENCE</text:span></text:p>
      <text:p text:style-name="P5"/>
      <text:p text:style-name="P5"><text:span text:style-name="T2"><text:s text:c="5"/>Programming Languages: </text:span></text:p>
      <text:p text:style-name="P15"><text:span text:style-name="T3">C, C++, Perl, PHP, Python, Awk Expect, Java, sed, shell scripting, Javascript, Tcl/Tk, Pick Basic, Basic, Quick Basic, MASM, COBOL/CICS.</text:span></text:p>
      <text:p text:style-name="P5"/>
      <text:p text:style-name="P5"><text:span text:style-name="T2"><text:s text:c="5"/>Programing Interfaces: </text:span></text:p>
      <text:p text:style-name="P17"><text:span text:style-name="T3">Standard Template Library (STL), POSIX, TCP/IP &amp; UDP (Sockets), Interprocess Communications (IPC), SQL (various), RPM, PKG, GTK, MFC, WIN32, Expect, X Windows, XSLT, HTML5, XML, CSS, CGI, AJAX.</text:span></text:p>
      <text:p text:style-name="P5"/>
      <text:p text:style-name="P5"><text:span text:style-name="T2"><text:s text:c="5"/>Systems Administration: </text:span></text:p>
      <text:p text:style-name="P15"><text:soft-page-break/><text:span text:style-name="T3">Linux (Many Distributions), AIX, HPUX, ATT UNIX, SCO, QNX, BeOS, Solaris (SPARC &amp; Intel), DOS 3.2 - 6.0, Windows 3.0 – current (Desktop and Server).</text:span></text:p>
      <text:p text:style-name="P15"/>
      <text:p text:style-name="P15"><text:span text:style-name="T3">Source Code Control (CVS, Git, Hg, SVN, ClearCase) , Redmine, Trac, Jira, Apache2 HTTP Server, NFS, <text:s/>Samba File Server, <text:s/>X Server support.</text:span></text:p>
      <text:p text:style-name="P5"/>
      <text:p text:style-name="P5"><text:span text:style-name="T2"><text:s text:c="5"/>Systems Engineering: </text:span></text:p>
      <text:p text:style-name="P15"><text:span text:style-name="T3">Network installation and design. , Backup and recovery, user security, Solaris Install Server, Nagios (System monitoring), serial interfaces (multiplexing), dumb terminals, X Terminals, printer installation and maintenance, network switches and routers (Cisco and Dell).</text:span></text:p>
      <text:p text:style-name="P15"/>
      <text:p text:style-name="P15"><text:span text:style-name="T3">SCSI (RAID), IDE, SATA, and SAS storage devices. Lustre File System for HPC. Torque, Slurm &amp; SOGE HPC schedulers. Perseus, Warewulf and Microsoft HPC provisioners. Infiniband installation and configuration for HPC. </text:span></text:p>
      <text:p text:style-name="P5"/>
      <text:p text:style-name="P5"><text:span text:style-name="T2"><text:s text:c="5"/>Project Management And Support Roles: </text:span></text:p>
      <text:p text:style-name="P15"><text:span text:style-name="T3">Release Engineering management and lead for both fixed and rolling released products of a mid sized company. Career long process and work flow automation engineer. Application development team lead. UML and use case communication. Agile (Scurm) product owner, developer, and master. Product packaging and design engineer. Build systems automation engineer, developer, and department manager.</text:span></text:p>
      <text:p text:style-name="Standard"/>
      <text:p text:style-name="P16"/>
      <text:p text:style-name="P2"><text:span text:style-name="T3"><text:s/></text:span><text:span text:style-name="T1">Karl N. Redman</text:span></text:p>
      <text:p text:style-name="P3"/>
      <text:p text:style-name="P2"><text:a xlink:type="simple" xlink:href="mailto:karl.redman@gmail.com" text:style-name="Internet_20_link" text:visited-style-name="Visited_20_Internet_20_Link"><text:span text:style-name="T14">karl.redman@gmail.com</text:span></text:a><text:span text:style-name="T2"> / </text:span><text:a xlink:type="simple" xlink:href="http://karlredman.ddns.net/" text:style-name="Internet_20_link" text:visited-style-name="Visited_20_Internet_20_Link"><text:span text:style-name="T15">karlredman.</text:span></text:a><text:a xlink:type="simple" xlink:href="http://karlredman.ddns.net/" text:style-name="Internet_20_link" text:visited-style-name="Visited_20_Internet_20_Link"><text:span text:style-name="T16">ddns</text:span></text:a><text:a xlink:type="simple" xlink:href="http://karlredman.ddns.net/" text:style-name="Internet_20_link" text:visited-style-name="Visited_20_Internet_20_Link"><text:span text:style-name="T15">.net</text:span></text:a></text:p>
      <text:p text:style-name="P2"/>
      <text:p text:style-name="P5"><text:span text:style-name="T3"><text:s/></text:span></text:p>
      <text:p text:style-name="P2"><text:span text:style-name="T10">WORK EXPERIENCE</text:span></text:p>
      <text:p text:style-name="P5"/>
      <text:p text:style-name="P5"><text:span text:style-name="T2">R Systems N.A. Inc.<text:tab/><text:tab/><text:tab/><text:tab/><text:tab/><text:tab/><text:tab/></text:span><text:span text:style-name="T4">December 2013 – January 2016</text:span></text:p>
      <text:p text:style-name="P5"><text:span text:style-name="T4"><text:tab/></text:span><text:span text:style-name="T5">Custom</text:span><text:span text:style-name="T4"> </text:span><text:span text:style-name="T5">High Performance Computing Service Provider for Academic and Corporate Institutions.</text:span></text:p>
      <text:p text:style-name="P5"/>
      <text:list xml:id="list3169925392653306402" text:style-name="WWNum2">
        <text:list-item>
          <text:p text:style-name="P18"><text:span text:style-name="T11">Systems Engineer and Administrator for a wide variety of High Performance Computing (HPC) infrastructures. </text:span><text:span text:style-name="T12">Installed and maintained servers and nodes within the data centers, </text:span></text:p>
        </text:list-item>
      </text:list>
      <text:p text:style-name="P8"/>
      <text:list xml:id="list24208136044879" text:continue-numbering="true" text:style-name="WWNum2">
        <text:list-item>
          <text:p text:style-name="P18"><text:span text:style-name="T12">Provided customer support for all aspects of the cluster environments. Cabled, configured and managed customer networks (including switch configurations for Infiniband). Installed and administered cluster provisioners, schedulers, operating systems, and customer applications.</text:span></text:p>
        </text:list-item>
      </text:list>
      <text:p text:style-name="P8"/>
      <text:list xml:id="list24206867607190" text:continue-numbering="true" text:style-name="WWNum2">
        <text:list-item>
          <text:p text:style-name="P18"><text:span text:style-name="T12">Developed a build system for compiling, installing and configuring Warewulf provisioner and Slurm scheduler. Wrote automation software for erasing large numbers of storage devices. Built many smaller scripts for various customer reports and other administrative tasks.</text:span></text:p>
        </text:list-item>
      </text:list>
      <text:p text:style-name="P5"/>
      <text:p text:style-name="P5"><text:span text:style-name="T2">Wolfram Alpha, Inc. / Wolfram Research, Inc.</text:span><text:span text:style-name="T4"> <text:tab/><text:tab/><text:tab/>January 2009 – October 2012</text:span></text:p>
      <text:p text:style-name="P5"><text:span text:style-name="T4"><text:tab/></text:span><text:span text:style-name="T5">Makers of computation software such as Mathematica and Wolfram Alpha.</text:span></text:p>
      <text:p text:style-name="P5"/>
      <text:list xml:id="list2154599843318463224" text:style-name="WWNum3">
        <text:list-item>
          <text:p text:style-name="P20"><text:span text:style-name="T4">Manager of Release Engineering Department for all products developed, tested and released by the respective companies. The position included: developing and maintaining application distribution packaging across 10+ sub products, managing a staff 5+ developers, and developing and administering various custom product build environments.</text:span></text:p>
        </text:list-item>
      </text:list>
      <text:p text:style-name="P11"><text:soft-page-break/></text:p>
      <text:list xml:id="list24206329132417" text:continue-numbering="true" text:style-name="WWNum3">
        <text:list-item>
          <text:p text:style-name="P20"><text:span text:style-name="T4">Team Lead for Wolfram Alpha weekly product releases. As leader of this team we accomplished 78 weekly product releases over the period of 84 weeks. The only delayed releases were due to scheduled holiday seasons.</text:span></text:p>
        </text:list-item>
      </text:list>
      <text:p text:style-name="P8"/>
      <text:list xml:id="list24206300400978" text:continue-numbering="true" text:style-name="WWNum3">
        <text:list-item>
          <text:p text:style-name="P19"><text:span text:style-name="T4">Original developer of the Wolfram Alpha data distribution automation system. This was a complex build system that automated the integration of source code and data of over 100 developers into the end product.</text:span></text:p>
        </text:list-item>
      </text:list>
      <text:p text:style-name="P5"/>
      <text:p text:style-name="P5"><text:span text:style-name="T2">DoubleClick, Inc. / Google, Inc.</text:span><text:span text:style-name="T3"> (contract) <text:tab/><text:tab/><text:tab/><text:tab/>March 2008 – May 2008</text:span></text:p>
      <text:p text:style-name="P5"><text:span text:style-name="T3"><text:tab/></text:span><text:span text:style-name="T6">Display advertising and keyword search enhancement / reporting company.</text:span></text:p>
      <text:p text:style-name="P5"/>
      <text:list xml:id="list992976127293138895" text:style-name="WWNum1">
        <text:list-item>
          <text:p text:style-name="P14"><text:span text:style-name="T3"><text:s/>Perl and SQL development and code maintenance for the company's Search products. Started performing bug fixes within the first 2 weeks of employment.</text:span></text:p>
        </text:list-item>
      </text:list>
      <text:p text:style-name="P9"/>
      <text:list xml:id="list24207799798033" text:continue-numbering="true" text:style-name="WWNum1">
        <text:list-item>
          <text:p text:style-name="P14"><text:span text:style-name="T3"><text:s/>Trained in both Affiliate and Search product architectures.</text:span></text:p>
        </text:list-item>
      </text:list>
      <text:p text:style-name="P9"/>
      <text:list xml:id="list24207602018815" text:continue-numbering="true" text:style-name="WWNum1">
        <text:list-item>
          <text:p text:style-name="P14"><text:span text:style-name="T3"><text:s/>Basic Google engineering employee training -technologies and culture.</text:span></text:p>
        </text:list-item>
      </text:list>
      <text:p text:style-name="P10"/>
      <text:p text:style-name="Standard"/>
      <text:p text:style-name="P6"/>
      <text:p text:style-name="P2"><text:span text:style-name="T1">Karl N. Redman</text:span></text:p>
      <text:p text:style-name="P3"/>
      <text:p text:style-name="P3"><text:a xlink:type="simple" xlink:href="mailto:karl.redman@gmail.com" text:style-name="Internet_20_link" text:visited-style-name="Visited_20_Internet_20_Link"><text:span text:style-name="T7">karl.redman@gmail.com</text:span></text:a><text:span text:style-name="T2"> / </text:span><text:a xlink:type="simple" xlink:href="http://karlredman.ddns.net/" text:style-name="Internet_20_link" text:visited-style-name="Visited_20_Internet_20_Link"><text:span text:style-name="T15">karlredman.</text:span></text:a><text:a xlink:type="simple" xlink:href="http://karlredman.ddns.net/" text:style-name="Internet_20_link" text:visited-style-name="Visited_20_Internet_20_Link"><text:span text:style-name="T16">ddns</text:span></text:a><text:a xlink:type="simple" xlink:href="http://karlredman.ddns.net/" text:style-name="Internet_20_link" text:visited-style-name="Visited_20_Internet_20_Link"><text:span text:style-name="T15">.net</text:span></text:a></text:p>
      <text:p text:style-name="P5"><text:span text:style-name="T2"><text:s text:c="4"/></text:span></text:p>
      <text:p text:style-name="P2"><text:span text:style-name="T10">WORK EXPERIENCE</text:span></text:p>
      <text:p text:style-name="P4"><text:span text:style-name="T2">(continued)</text:span></text:p>
      <text:p text:style-name="P5"/>
      <text:p text:style-name="P5"><text:span text:style-name="T2">Market Systems, Inc. / Thomson Financial, Inc.</text:span><text:span text:style-name="T3"> <text:tab/><text:tab/><text:tab/>June 2005 – July 2007</text:span></text:p>
      <text:p text:style-name="P5"><text:span text:style-name="T3"><text:tab/></text:span><text:span text:style-name="T6">SEC Automated Exception Compliance Reporting.</text:span></text:p>
      <text:p text:style-name="P5"/>
      <text:list xml:id="list24207466577441" text:continue-numbering="true" text:style-name="WWNum1">
        <text:list-item>
          <text:p text:style-name="P14"><text:span text:style-name="T3"><text:s/>C++ code maintenance of Exception Reporting applications. </text:span></text:p>
        </text:list-item>
      </text:list>
      <text:p text:style-name="P9"/>
      <text:list xml:id="list24207406404477" text:continue-numbering="true" text:style-name="WWNum1">
        <text:list-item>
          <text:p text:style-name="P14"><text:span text:style-name="T3"><text:s/>R&amp;D real-time exception reporting applications – front-end &amp; back end (Python [QT Libs, PDF Libs, WxLibs], C++, Java, XSLT, JavaScript [Dojo, GWT], PHP). These experimental applications were created in order to explore new technologies.</text:span></text:p>
        </text:list-item>
      </text:list>
      <text:p text:style-name="P9"/>
      <text:list xml:id="list24206547464628" text:continue-numbering="true" text:style-name="WWNum1">
        <text:list-item>
          <text:p text:style-name="P14"><text:span text:style-name="T3"><text:s/>Technical Administration: Server, network, and switch, hardware maintenance.</text:span></text:p>
        </text:list-item>
      </text:list>
      <text:p text:style-name="P9"/>
      <text:list xml:id="list24208308421594" text:continue-numbering="true" text:style-name="WWNum1">
        <text:list-item>
          <text:p text:style-name="P14"><text:span text:style-name="T3"><text:s/>Server Administration: Apache, Cisco PIX firewall, VPN, Nagios, SVN, Trac.</text:span></text:p>
        </text:list-item>
      </text:list>
      <text:p text:style-name="P5"/>
      <text:p text:style-name="P5"><text:span text:style-name="T2">TransUnion, Inc.</text:span><text:span text:style-name="T3"> (contract)<text:tab/><text:tab/><text:tab/><text:tab/><text:tab/><text:tab/>January 2005 – June 2005</text:span></text:p>
      <text:p text:style-name="P5"><text:span text:style-name="T3"><text:tab/></text:span><text:span text:style-name="T6">Credit Score Model Reengineering.</text:span></text:p>
      <text:p text:style-name="P5"><text:soft-page-break/></text:p>
      <text:list xml:id="list24208236254415" text:continue-numbering="true" text:style-name="WWNum1">
        <text:list-item>
          <text:p text:style-name="P14"><text:span text:style-name="T3"><text:s/>C++ code conversion of financial scoring models originally written in C. </text:span></text:p>
        </text:list-item>
      </text:list>
      <text:p text:style-name="P9"/>
      <text:list xml:id="list24208160191565" text:continue-numbering="true" text:style-name="WWNum1">
        <text:list-item>
          <text:p text:style-name="P14"><text:span text:style-name="T3"><text:s/>Code conversion entailed pattern recognition and the development of some C code pattern searching utilities written in Perl.</text:span></text:p>
        </text:list-item>
      </text:list>
      <text:p text:style-name="P9"/>
      <text:list xml:id="list24207945318023" text:continue-numbering="true" text:style-name="WWNum1">
        <text:list-item>
          <text:p text:style-name="P14"><text:span text:style-name="T3"><text:s/>Provided several developmental process improvements including data integration, informational presentation, project management, and quality control.</text:span></text:p>
        </text:list-item>
      </text:list>
      <text:p text:style-name="P9"/>
      <text:list xml:id="list24208012823242" text:continue-numbering="true" text:style-name="WWNum1">
        <text:list-item>
          <text:p text:style-name="P14"><text:span text:style-name="T3"><text:s/>Work was performed and tested on Windows 2000 and then re-tested on an IBM S390 Mainframe. </text:span></text:p>
        </text:list-item>
      </text:list>
      <text:p text:style-name="P5"/>
      <text:p text:style-name="P5"><text:span text:style-name="T2">Midphase Services, Inc.<text:tab/><text:tab/><text:tab/><text:tab/><text:tab/><text:tab/></text:span><text:span text:style-name="T3">July 2004 – October 2004</text:span></text:p>
      <text:p text:style-name="P5"><text:span text:style-name="T6"><text:tab/>Startup Web Hosting Services Provider.</text:span></text:p>
      <text:p text:style-name="P5"/>
      <text:list xml:id="list24207797993359" text:continue-numbering="true" text:style-name="WWNum1">
        <text:list-item>
          <text:p text:style-name="P14"><text:span text:style-name="T3"><text:s/>Engineered Requirements and Specifications for the development of a World Wide Web based billing, help desk, and reporting system. The system was to utilize Semantic Web technology (RDF OWL) and development efforts were well underway, using C++ and Python, when the project was canceled.</text:span></text:p>
        </text:list-item>
      </text:list>
      <text:p text:style-name="P9"/>
      <text:list xml:id="list24207864735043" text:continue-numbering="true" text:style-name="WWNum1">
        <text:list-item>
          <text:p text:style-name="P14"><text:span text:style-name="T3"><text:s/>Maintained all Source Code Control (CVS), Project Management, Operation System and support applications installation, and development environments.</text:span></text:p>
        </text:list-item>
      </text:list>
      <text:p text:style-name="P5"/>
      <text:p text:style-name="P5"/>
      <text:p text:style-name="Standard"/>
      <text:p text:style-name="P7"/>
      <text:p text:style-name="P2"><text:span text:style-name="T1">Karl N. Redman</text:span></text:p>
      <text:p text:style-name="P3"/>
      <text:p text:style-name="P3"><text:a xlink:type="simple" xlink:href="mailto:karl.redman@gmail.com" text:style-name="Internet_20_link" text:visited-style-name="Visited_20_Internet_20_Link"><text:span text:style-name="T7">karl.redman@gmail.com</text:span></text:a><text:span text:style-name="T2"> / </text:span><text:a xlink:type="simple" xlink:href="http://karlredman.ddns.net/" text:style-name="Internet_20_link" text:visited-style-name="Visited_20_Internet_20_Link"><text:span text:style-name="T7">karlredman.</text:span></text:a><text:a xlink:type="simple" xlink:href="http://karlredman.ddns.net/" text:style-name="Internet_20_link" text:visited-style-name="Visited_20_Internet_20_Link"><text:span text:style-name="T18">ddns</text:span></text:a><text:a xlink:type="simple" xlink:href="http://karlredman.ddns.net/" text:style-name="Internet_20_link" text:visited-style-name="Visited_20_Internet_20_Link"><text:span text:style-name="T7">.net</text:span></text:a><text:span text:style-name="T2"> </text:span></text:p>
      <text:p text:style-name="P5"><text:span text:style-name="T2"><text:s text:c="4"/></text:span></text:p>
      <text:p text:style-name="P2"><text:span text:style-name="T10">WORK EXPERIENCE</text:span></text:p>
      <text:p text:style-name="P4"><text:span text:style-name="T10">(continued)</text:span></text:p>
      <text:p text:style-name="P4"/>
      <text:p text:style-name="P5"><text:span text:style-name="T2">Freelance Consultant</text:span><text:span text:style-name="T3"> (contract)<text:tab/><text:tab/><text:tab/><text:tab/><text:tab/>April 2002 – July 2004</text:span></text:p>
      <text:p text:style-name="P21"><text:span text:style-name="T6">A progressive personal consulting business.</text:span></text:p>
      <text:p text:style-name="P5"/>
      <text:list xml:id="list24206892116541" text:continue-numbering="true" text:style-name="WWNum1">
        <text:list-item>
          <text:p text:style-name="P14"><text:span text:style-name="T3"><text:s/>Performed C ++, Client/Server, and IPC maintenance for the current code base of a credit card processing system for a large transactions company.</text:span></text:p>
        </text:list-item>
      </text:list>
      <text:p text:style-name="P9"/>
      <text:list xml:id="list24208314905752" text:continue-numbering="true" text:style-name="WWNum1">
        <text:list-item>
          <text:p text:style-name="P14"><text:span text:style-name="T3"><text:s/>Developed and engineered a Content Management System for a web site hosting company using PHP.</text:span></text:p>
        </text:list-item>
      </text:list>
      <text:p text:style-name="P9"/>
      <text:list xml:id="list24207110553583" text:continue-numbering="true" text:style-name="WWNum1">
        <text:list-item>
          <text:p text:style-name="P14"><text:span text:style-name="T3"><text:s/>Engineered an object-orientated automatic trading system software design specification. The specification was written UML compliant.</text:span></text:p>
        </text:list-item>
      </text:list>
      <text:p text:style-name="P9"/>
      <text:list xml:id="list24207305777712" text:continue-numbering="true" text:style-name="WWNum1">
        <text:list-item>
          <text:p text:style-name="P14"><text:span text:style-name="T3"><text:s/>Maintained web site back-end and security for several clients (using Perl, PHP, C, C++, Sockets and SQL).</text:span></text:p>
        </text:list-item>
      </text:list>
      <text:p text:style-name="P9"/>
      <text:list xml:id="list24207116844887" text:continue-numbering="true" text:style-name="WWNum1">
        <text:list-item>
          <text:p text:style-name="P14"><text:span text:style-name="T3"><text:s/>Developed an SQL and GTK based Caller ID Client / Server GUI application and database system that tracks incoming personal and business calls.</text:span></text:p>
        </text:list-item>
      </text:list>
      <text:p text:style-name="P9"/>
      <text:list xml:id="list24208398061777" text:continue-numbering="true" text:style-name="WWNum1">
        <text:list-item>
          <text:p text:style-name="P14"><text:soft-page-break/><text:span text:style-name="T3"><text:s/>System and network installation / administration coordinator.</text:span></text:p>
        </text:list-item>
      </text:list>
      <text:p text:style-name="P2"/>
      <text:p text:style-name="P5"/>
      <text:p text:style-name="P5"><text:span text:style-name="T2">Verascape, Inc.</text:span><text:span text:style-name="T3"><text:tab/><text:tab/><text:tab/><text:tab/><text:tab/><text:tab/><text:tab/>February 2001 – October 2001 </text:span></text:p>
      <text:p text:style-name="P8"><text:span text:style-name="T6">Innovator of a product which integrates telecommunications technology with voice recognition software.</text:span></text:p>
      <text:p text:style-name="P5"/>
      <text:list xml:id="list24207189613842" text:continue-numbering="true" text:style-name="WWNum1">
        <text:list-item>
          <text:p text:style-name="P14"><text:span text:style-name="T3"><text:s/>Coordinated Operating Procedures and Development Coding Standards utilized by co-developers.</text:span></text:p>
        </text:list-item>
      </text:list>
      <text:p text:style-name="P9"/>
      <text:list xml:id="list24207743467892" text:continue-numbering="true" text:style-name="WWNum1">
        <text:list-item>
          <text:p text:style-name="P14"><text:span text:style-name="T3"><text:s/>Established and wrote installation procedures, specifications, and integration criteria for the end product.</text:span></text:p>
        </text:list-item>
      </text:list>
      <text:p text:style-name="P9"/>
      <text:list xml:id="list24206966101523" text:continue-numbering="true" text:style-name="WWNum1">
        <text:list-item>
          <text:p text:style-name="P14"><text:span text:style-name="T3"><text:s/>Performed C/C++ developer support and mentoring with co-developers.</text:span></text:p>
        </text:list-item>
      </text:list>
      <text:p text:style-name="P9"/>
      <text:list xml:id="list24207142778292" text:continue-numbering="true" text:style-name="WWNum1">
        <text:list-item>
          <text:p text:style-name="P14"><text:span text:style-name="T3"><text:s/>Spearheaded Application Build and Product Integration systems development.</text:span></text:p>
        </text:list-item>
      </text:list>
      <text:p text:style-name="P9"/>
      <text:list xml:id="list24207023719349" text:continue-numbering="true" text:style-name="WWNum1">
        <text:list-item>
          <text:p text:style-name="P14"><text:span text:style-name="T3"><text:s text:c="2"/>Co-engineered the realization of object-orientated C++, Sockets, IPC and SQL software applications.</text:span></text:p>
        </text:list-item>
      </text:list>
      <text:p text:style-name="P9"/>
      <text:p text:style-name="Standard"/>
      <text:p text:style-name="P13"/>
      <text:p text:style-name="P2"><text:span text:style-name="T1">Karl N. Redman</text:span></text:p>
      <text:p text:style-name="P3"/>
      <text:p text:style-name="P3"><text:a xlink:type="simple" xlink:href="mailto:karl.redman@gmail.com" text:style-name="Internet_20_link" text:visited-style-name="Visited_20_Internet_20_Link"><text:span text:style-name="T7">karl.redman@gmail.com</text:span></text:a><text:span text:style-name="T2"> / </text:span><text:a xlink:type="simple" xlink:href="http://karlredman.ddns.net/" text:style-name="Internet_20_link" text:visited-style-name="Visited_20_Internet_20_Link"><text:span text:style-name="T15">karlredman.</text:span></text:a><text:a xlink:type="simple" xlink:href="http://karlredman.ddns.net/" text:style-name="Internet_20_link" text:visited-style-name="Visited_20_Internet_20_Link"><text:span text:style-name="T16">ddns</text:span></text:a><text:a xlink:type="simple" xlink:href="http://karlredman.ddns.net/" text:style-name="Internet_20_link" text:visited-style-name="Visited_20_Internet_20_Link"><text:span text:style-name="T15">.net</text:span></text:a></text:p>
      <text:p text:style-name="P5"><text:span text:style-name="T2"><text:s text:c="4"/></text:span></text:p>
      <text:p text:style-name="P2"><text:span text:style-name="T10">WORK EXPERIENCE</text:span></text:p>
      <text:p text:style-name="P4"><text:span text:style-name="T10">(continued)</text:span></text:p>
      <text:p text:style-name="P12"/>
      <text:p text:style-name="P5"><text:span text:style-name="T2">Lucent Technologies </text:span><text:span text:style-name="T3">(contract)<text:tab/><text:tab/><text:tab/><text:tab/><text:tab/>July 2000 – December 2000</text:span></text:p>
      <text:p text:style-name="P21"><text:span text:style-name="T6">A nationally recognized telecommunications company.</text:span></text:p>
      <text:p text:style-name="P5"/>
      <text:list xml:id="list24207968278058" text:continue-numbering="true" text:style-name="WWNum1">
        <text:list-item>
          <text:p text:style-name="P14"><text:span text:style-name="T3"><text:s/>Member of the APLG -a wireless technology (TDMA / CDMA / AMPS / 3rd generation) Quality and Assurance branch of the company.</text:span></text:p>
        </text:list-item>
      </text:list>
      <text:p text:style-name="P9"/>
      <text:list xml:id="list24207718426464" text:continue-numbering="true" text:style-name="WWNum1">
        <text:list-item>
          <text:p text:style-name="P14"><text:span text:style-name="T3"><text:s/>Maintained current source code while engineering various feature implementations for Bell Laboratories' cellular telecommunications Q&amp;A testing applications using C++. </text:span></text:p>
        </text:list-item>
      </text:list>
      <text:p text:style-name="P9"/>
      <text:list xml:id="list24207945392888" text:continue-numbering="true" text:style-name="WWNum1">
        <text:list-item>
          <text:p text:style-name="P22"><text:span text:style-name="T2"><text:s/></text:span><text:span text:style-name="T8">Developed and documented an Intranet Laboratory Testing Support Web site used by other developers for software development and testing purposes using Perl.</text:span></text:p>
        </text:list-item>
      </text:list>
      <text:p text:style-name="P2"/>
      <text:p text:style-name="P5"><text:span text:style-name="T2">The Helios Group, Inc. / Bear Stearns, Inc.</text:span><text:span text:style-name="T3"><text:tab/><text:tab/><text:tab/>January 2000 – May 2000</text:span></text:p>
      <text:p text:style-name="P8"><text:span text:style-name="T6">A financial trading firm that utilized cutting-edge technology to gain an advantage in European and U.S. options markets.</text:span></text:p>
      <text:p text:style-name="P5"/>
      <text:list xml:id="list24207159871156" text:continue-numbering="true" text:style-name="WWNum1">
        <text:list-item>
          <text:p text:style-name="P14"><text:span text:style-name="T3"><text:s/>Held Lead Design Engineer and Programmer position for the development of a real-time object orientated automated financial options trading application. The final product was written in C++ and used threads and other forms of interprocess communications.</text:span></text:p>
        </text:list-item>
      </text:list>
      <text:p text:style-name="P9"><text:soft-page-break/></text:p>
      <text:list xml:id="list24208281213546" text:continue-numbering="true" text:style-name="WWNum1">
        <text:list-item>
          <text:p text:style-name="P14"><text:span text:style-name="T3"><text:s/>Ported several AIX modular C programs to Solaris object-oriented C++ applications.</text:span></text:p>
        </text:list-item>
      </text:list>
      <text:p text:style-name="P9"/>
      <text:list xml:id="list24208067663226" text:continue-numbering="true" text:style-name="WWNum1">
        <text:list-item>
          <text:p text:style-name="P14"><text:span text:style-name="T3"><text:s/>Software Developed included multi threading, Sockets, Semaphore &amp; cross – platform programming.</text:span></text:p>
        </text:list-item>
      </text:list>
      <text:p text:style-name="P5"/>
      <text:p text:style-name="P5"><text:span text:style-name="T2">HyperFeed Technologies, Inc.<text:tab/><text:tab/><text:tab/><text:tab/><text:tab/></text:span><text:span text:style-name="T3">October 1997 – December 1999</text:span></text:p>
      <text:p text:style-name="P5"><text:span text:style-name="T6"><text:tab/>A real-time financial data delivery provider.</text:span></text:p>
      <text:p text:style-name="P5"/>
      <text:list xml:id="list24208208935147" text:continue-numbering="true" text:style-name="WWNum1">
        <text:list-item>
          <text:p text:style-name="P14"><text:span text:style-name="T3"><text:s/>Functioned as Engineer, C++ Developer, and Project Manager of a real-time financial data client/server SDK/API for Solaris, AIX and Linux.</text:span></text:p>
        </text:list-item>
      </text:list>
      <text:p text:style-name="P9"/>
      <text:list xml:id="list24207593674002" text:continue-numbering="true" text:style-name="WWNum1">
        <text:list-item>
          <text:p text:style-name="P14"><text:span text:style-name="T3"><text:s/>Engineered and developed several database maintenance applications for in-house use using MFC, C++, Perl, and C.</text:span></text:p>
        </text:list-item>
      </text:list>
      <text:p text:style-name="P9"/>
      <text:list xml:id="list24208359171679" text:continue-numbering="true" text:style-name="WWNum1">
        <text:list-item>
          <text:p text:style-name="P14"><text:span text:style-name="T3"><text:s/>Programmed several cross-platform (UNIX and Windows) data quality testing applications using C and C++.</text:span></text:p>
        </text:list-item>
      </text:list>
      <text:p text:style-name="P8"/>
      <text:p text:style-name="P8"/>
      <text:p text:style-name="P8"/>
      <text:p text:style-name="P8"/>
      <text:p text:style-name="P5"><text:span text:style-name="T13">For more in-depth information see </text:span><text:a xlink:type="simple" xlink:href="http://karlredman.ddns.net/" text:style-name="Internet_20_link" text:visited-style-name="Visited_20_Internet_20_Link"><text:span text:style-name="T17">http://karlredman.ddns.net/</text:span></text:a></text:p>
      <text:p text:style-name="P5"><text:span text:style-name="T13">References are 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4"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5"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7"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9"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1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1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1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1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1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1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1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209in" fo:margin-left="0.302in" fo:margin-right="0.2917in" fo:background-color="#ffffff" style:writing-mode="lr-tb" style:layout-grid-color="#c0c0c0" style:layout-grid-lines="25347"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00" meta:word-count="1296" meta:character-count="9429" meta:non-whitespace-character-count="8110"/>
    <meta:generator>LibreOfficeDev/5.1.0.3$Linux_X86_64 LibreOffice_project/</meta:generator>
  </office:meta>
</office:document-meta>
</file>